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58cm" fo:min-width="4.518cm"/>
      <style:paragraph-properties style:writing-mode="lr-tb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958cm" fo:min-width="4.518cm"/>
      <style:paragraph-properties style:writing-mode="lr-tb"/>
    </style:style>
    <style:style style:name="gr3" style:family="graphic" style:parent-style-name="standard">
      <style:graphic-properties svg:stroke-color="#000000" draw:marker-end="Arrowheads_20_1" draw:fill-color="#eeeeee" draw:textarea-horizontal-align="justify" draw:textarea-vertical-align="middle" draw:auto-grow-height="false" fo:min-height="0.958cm" fo:min-width="4.518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612cm" fo:min-width="0cm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eeeeee"/>
      <style:paragraph-properties fo:text-align="center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4" style:family="paragraph">
      <loext:graphic-properties draw:fill="solid" draw:fill-color="#eeeeee"/>
      <style:paragraph-properties fo:text-align="center" style:writing-mode="lr-tb"/>
      <style:text-properties fo:font-size="12pt"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style:font-name="Liberation Sans" fo:font-size="12pt"/>
    </style:style>
    <style:style style:name="P6" style:family="paragraph">
      <loext:graphic-properties draw:fill-color="#eeeeee"/>
      <style:paragraph-properties fo:text-align="center" style:writing-mode="lr-tb"/>
      <style:text-properties style:font-name="Liberation Sans" fo:font-size="12pt"/>
    </style:style>
    <style:style style:name="P7" style:family="paragraph">
      <loext:graphic-properties draw:fill-color="#eeeeee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font-name="Liberation Sans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" draw:style-name="gr1" draw:text-style-name="P2" draw:layer="layout" svg:width="5.08cm" svg:height="1.27cm" svg:x="8.62cm" svg:y="8.62cm">
          <text:p text:style-name="P1"><text:span text:style-name="T1">Machine physique</text:span></text:p>
          <draw:enhanced-geometry svg:viewBox="0 0 21600 21600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" draw:style-name="gr1" draw:text-style-name="P2" draw:layer="layout" svg:width="5.08cm" svg:height="1.27cm" svg:x="8.62cm" svg:y="9.89cm">
          <text:p text:style-name="P1"><text:span text:style-name="T1">Système d’exploitation</text:span></text:p>
          <draw:enhanced-geometry svg:viewBox="0 0 21600 21600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3" draw:style-name="gr2" draw:text-style-name="P4" draw:layer="layout" svg:width="5.08cm" svg:height="1.27cm" svg:x="8.62cm" svg:y="7.35cm">
          <text:p text:style-name="P3"><text:span text:style-name="T2">Executable de CPython</text:span></text:p>
          <draw:enhanced-geometry svg:viewBox="0 0 21600 21600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4" draw:style-name="gr1" draw:text-style-name="P6" draw:layer="layout" svg:width="5.08cm" svg:height="1.27cm" svg:x="5.762cm" svg:y="4.492cm">
          <text:p text:style-name="P5"><text:span text:style-name="T3">Code Python</text:span></text:p>
          <text:p text:style-name="P5"><text:span text:style-name="T3">dans une cons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5" draw:style-name="gr3" draw:text-style-name="P2" draw:layer="layout" svg:width="5.08cm" svg:height="1.27cm" svg:x="11.477cm" svg:y="4.492cm">
          <text:p text:style-name="P1"><text:span text:style-name="T1">Code Python</text:span></text:p>
          <text:p text:style-name="P1"><text:span text:style-name="T1">dans un fichier</text:span></text:p>
          <draw:enhanced-geometry svg:viewBox="0 0 21600 21600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" draw:style-name="gr4" draw:text-style-name="P7" draw:layer="layout" svg:width="0.53cm" svg:height="0.985cm" svg:x="9.042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7" draw:style-name="gr4" draw:text-style-name="P7" draw:layer="layout" svg:width="0.53cm" svg:height="0.985cm" svg:x="12.747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rnaud COUTURIER</meta:initial-creator>
    <meta:creation-date>2022-06-10T10:54:24.017000000</meta:creation-date>
    <dc:date>2022-06-10T11:27:58.379000000</dc:date>
    <dc:creator>Arnaud COUTURIER</dc:creator>
    <meta:editing-duration>PT30M49S</meta:editing-duration>
    <meta:editing-cycles>4</meta:editing-cycles>
    <meta:generator>LibreOffice/7.3.3.2$Windows_X86_64 LibreOffice_project/d1d0ea68f081ee2800a922cac8f79445e4603348</meta:generator>
    <meta:document-statistic meta:object-count="7"/>
  </office:meta>
</office:document-meta>
</file>